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actionSynchronizationManager.clear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SynchronizationManager.setCurrentTransactionIsolationLevel( @ Nullable Integer isolatio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doGetResource( Object actual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initSynchron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nsactionSynchronizationManager.setCurrentTransaction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bindResource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nsactionSynchronizationManager.isSynchroniza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getSynchroniz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ransactionSynchronizationManager.doUnbindResource( Object actual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ynchronizationManager.registerSynchronization( TransactionSynchronization synchroniz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Manager.getCurrentTransactionIsolatio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isActualTransaction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setActualTransactionActive( boolean ac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TransactionSynchronizationManager( TransactionContext transac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unbindResourceIfPossibl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actionSynchronizationManager.getCurrentTransac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isCurrentTransaction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hasResourc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nsactionSynchronizationManager.setCurrentTransactionName( @ Null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unbindResourc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nsactionSynchronizationManager.forCurren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actionSynchronizationManager.getResourc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